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ODRIGUEZ QUINTANILLA MARITZ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562294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ORA CERVANTES, JHON ADRI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690710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UCCAISI CCAHUA, WILBERT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306401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9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8:43:4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